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81cm" svg:x="3.024cm" svg:y="2.995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3.81cm" svg:x="19.415cm" svg:y="2.905cm"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3.81cm" svg:x="11.06cm" svg:y="14.335cm">
          <text:p text:style-name="P1"><text:span text:style-name="T1"/></text:p>
          <text:p text:style-name="P1"><text:span text:style-name="T1"><text:s/></text:span><text:span text:style-name="T1">PM Modifier 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85cm" svg:y1="4.81cm" svg:x2="19.415cm" svg:y2="4.81cm">
          <text:p/>
        </draw:line>
        <draw:line draw:style-name="gr3" draw:text-style-name="P1" draw:layer="layout" svg:x1="21.955cm" svg:y1="6.715cm" svg:x2="16.24cm" svg:y2="16.24cm">
          <text:p/>
        </draw:line>
        <draw:line draw:style-name="gr3" draw:text-style-name="P1" draw:layer="layout" svg:x1="4.81cm" svg:y1="6.715cm" svg:x2="11.16cm" svg:y2="16.875cm">
          <text:p/>
        </draw:line>
        <draw:frame draw:style-name="gr4" draw:text-style-name="P3" draw:layer="layout" svg:width="4.029cm" svg:height="0.806cm" svg:x="12.339cm" svg:y="4.085cm">
          <draw:text-box>
            <text:p><text:span text:style-name="T2">parse</text:span><text:span text:style-name="T3">(filename)</text:span></text:p>
          </draw:text-box>
        </draw:frame>
        <draw:frame draw:style-name="gr4" draw:text-style-name="P4" draw:layer="layout" svg:width="5.054cm" svg:height="0.806cm" draw:transform="rotate (1.02799892942447) translate (18.145cm 13.326cm)">
          <draw:text-box>
            <text:p><text:span text:style-name="T4"><text:s/></text:span><text:span text:style-name="T2">addVm</text:span><text:span text:style-name="T5">(VM_ID,cap)</text:span></text:p>
          </draw:text-box>
        </draw:frame>
        <draw:frame draw:style-name="gr4" draw:text-style-name="P4" draw:layer="layout" svg:width="12.49cm" svg:height="1.916cm" draw:transform="rotate (-1.02415920507127) translate (4.329cm 6.08cm)">
          <draw:text-box>
            <text:p><text:span text:style-name="T4"><text:s text:c="10"/></text:span><text:span text:style-name="T2">status(),deleteVM(</text:span><text:span text:style-name="T3">VM_ID</text:span><text:span text:style-name="T2">), addVm(</text:span><text:span text:style-name="T3">VM_ID,cap</text:span><text:span text:style-name="T2">),</text:span></text:p>
            <text:p><text:span text:style-name="T2"><text:s text:c="31"/></text:span><text:span text:style-name="T2">switchOnPM(</text:span><text:span text:style-name="T3">PM_NO</text:span><text:span text:style-name="T2">),</text:span></text:p>
            <text:p><text:span text:style-name="T2"><text:s text:c="16"/></text:span><text:span text:style-name="T2">switchOffPm</text:span><text:span text:style-name="T5">(PM_NO)</text:span><text:span text:style-name="T2">, consolidate</text:span><text:span text:style-name="T5">(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13MCMT55-TERLI_VENKATESH </meta:initial-creator>
    <meta:creation-date>2014-02-18T14:19:30</meta:creation-date>
    <dc:date>2014-03-29T15:03:06</dc:date>
    <meta:editing-duration>PT6M16S</meta:editing-duration>
    <meta:editing-cycles>3</meta:editing-cycles>
    <meta:generator>LibreOffice/3.3$Linux LibreOffice_project/330m19$Build-8</meta:generator>
    <dc:creator>13MCMT49-SURINENI_SAMPATH_KUMAR </dc:creator>
    <meta:document-statistic meta:object-count="9"/>
  </office:meta>
</office:document-meta>
</file>